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Воробьев Богдан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веб-приложения "Учёт рейтинга образовательных организаций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